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0000ff"/>
    </style:style>
    <style:style style:name="P4" style:family="paragraph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  <draw:frame draw:style-name="gr4" draw:text-style-name="P3" draw:layer="layout" svg:width="3.81cm" svg:height="2.79cm" svg:x="2.905cm" svg:y="2.27cm">
          <draw:text-box>
            <text:p text:style-name="P3"><text:span text:style-name="T2">MN3</text:span></text:p>
            <text:p text:style-name="P3"><text:span text:style-name="T2">6.56</text:span></text:p>
          </draw:text-box>
        </draw:frame>
        <draw:frame draw:style-name="gr4" draw:text-style-name="P3" draw:layer="layout" svg:width="3.81cm" svg:height="2.79cm" svg:x="9.255cm" svg:y="2.27cm">
          <draw:text-box>
            <text:p text:style-name="P3"><text:span text:style-name="T2">MN2</text:span></text:p>
            <text:p text:style-name="P3"><text:span text:style-name="T2">6.58</text:span></text:p>
          </draw:text-box>
        </draw:frame>
        <draw:frame draw:style-name="gr4" draw:text-style-name="P3" draw:layer="layout" svg:width="3.81cm" svg:height="2.79cm" svg:x="18.145cm" svg:y="2.27cm">
          <draw:text-box>
            <text:p text:style-name="P3"><text:span text:style-name="T2">MN1</text:span></text:p>
            <text:p text:style-name="P3"><text:span text:style-name="T2">5.91</text:span></text:p>
          </draw:text-box>
        </draw:frame>
        <draw:frame draw:style-name="gr4" draw:text-style-name="P3" draw:layer="layout" svg:width="3.81cm" svg:height="2.79cm" svg:x="2.951cm" svg:y="15.675cm">
          <draw:text-box>
            <text:p text:style-name="P3"><text:span text:style-name="T2">MN4</text:span></text:p>
            <text:p text:style-name="P3"><text:span text:style-name="T2">5.96</text:span></text:p>
          </draw:text-box>
        </draw:frame>
        <draw:frame draw:style-name="gr4" draw:text-style-name="P3" draw:layer="layout" svg:width="3.81cm" svg:height="2.79cm" svg:x="13.7cm" svg:y="15.605cm">
          <draw:text-box>
            <text:p text:style-name="P3"><text:span text:style-name="T2">MN5</text:span></text:p>
            <text:p text:style-name="P3"><text:span text:style-name="T2">2.12</text:span></text:p>
          </draw:text-box>
        </draw:frame>
        <draw:frame draw:style-name="gr4" draw:text-style-name="P4" draw:layer="layout" svg:width="3.81cm" svg:height="2.79cm" svg:x="21.73cm" svg:y="13.678cm">
          <draw:text-box>
            <text:p text:style-name="P4"><text:span text:style-name="T3">BS</text:span></text:p>
            <text:p text:style-name="P4"><text:span text:style-name="T3">111.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3-05T11:08:40</dc:date>
    <meta:editing-duration>PT00H10M23S</meta:editing-duration>
    <meta:editing-cycles>2</meta:editing-cycles>
    <meta:generator>OpenOffice.org/3.0$Linu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